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" style:family="table-cell" style:parent-style-name="Default" style:data-style-name="N19">
      <style:table-cell-properties fo:border="thin solid #000000"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#E4DFEC" style:repeat-content="false"/>
      <style:paragraph-properties fo:text-align="center"/>
    </style:style>
    <style:style style:name="ce6" style:family="table-cell" style:parent-style-name="Default" style:data-style-name="N4">
      <style:table-cell-properties fo:border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3.91583333333333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7.75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5" table:default-cell-style-name="ce1"/>
        <table:table-column table:style-name="co5" table:number-columns-repeated="143" table:default-cell-style-name="ce1"/>
        <table:table-column table:style-name="co6" table:number-columns-repeated="16232" table:default-cell-style-name="ce1"/>
        <table:table-row table:style-name="ro1">
          <table:table-cell/>
          <table:table-cell office:value-type="string" table:number-columns-spanned="4" table:number-rows-spanned="1" table:style-name="ce7">
            <text:p><text:s text:c="115"/><text:span text:style-name="T1"><text:s text:c="2"/>CORE BIT INVENTORY 2021</text:span></text:p>
          </table:table-cell>
          <table:covered-table-cell table:number-columns-repeated="3"/>
          <table:table-cell table:number-columns-repeated="16379" table:style-name="ce1"/>
        </table:table-row>
        <table:table-row table:style-name="ro2">
          <table:table-cell/>
          <table:table-cell office:value-type="string" table:style-name="ce2">
            <text:p>RIG</text:p>
          </table:table-cell>
          <table:table-cell office:value-type="string" table:style-name="ce2">
            <text:p>HOLE ID</text:p>
          </table:table-cell>
          <table:table-cell office:value-type="string" table:style-name="ce2">
            <text:p>SERIAL NUMBER</text:p>
          </table:table-cell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TOTAL RU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REMARKS</text:p>
          </table:table-cell>
          <table:table-cell table:number-columns-repeated="16375"/>
        </table:table-row>
        <table:table-row table:style-name="ro3">
          <table:table-cell/>
          <table:table-cell table:style-name="ce2"/>
          <table:table-cell office:value-type="string" table:style-name="ce3">
            <text:p>MST-530-007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float" office:value="176.3" table:style-name="ce2">
            <text:p>176.3</text:p>
          </table:table-cell>
          <table:table-cell office:value-type="float" office:value="176.3" table:formula="msoxl:=SUM(E3:F3)" table:style-name="ce2">
            <text:p>176.3</text:p>
          </table:table-cell>
          <table:table-cell office:value-type="date" office:date-value="2021-04-01T00:00:00" table:style-name="ce4">
            <text:p>1/4/2021</text:p>
          </table:table-cell>
          <table:table-cell table:style-name="ce4"/>
          <table:table-cell table:number-columns-repeated="16375"/>
        </table:table-row>
        <table:table-row table:style-name="ro4">
          <table:table-cell/>
          <table:table-cell office:value-type="string" table:style-name="ce5">
            <text:p>SMART 4-A</text:p>
          </table:table-cell>
          <table:table-cell table:style-name="ce2"/>
          <table:table-cell office:value-type="float" office:value="211014" table:style-name="ce2">
            <text:p>211014</text:p>
          </table:table-cell>
          <table:table-cell office:value-type="float" office:value="176.3" table:style-name="ce2">
            <text:p>176.3</text:p>
          </table:table-cell>
          <table:table-cell office:value-type="float" office:value="176.9" table:style-name="ce2">
            <text:p>176.9</text:p>
          </table:table-cell>
          <table:table-cell office:value-type="float" office:value="0.59999999999999432" table:formula="msoxl:=F4-E4" table:style-name="ce2">
            <text:p>0.6</text:p>
          </table:table-cell>
          <table:table-cell office:value-type="string" table:style-name="ce4">
            <text:p>1/25/2021</text:p>
          </table:table-cell>
          <table:table-cell office:value-type="string" table:style-name="ce2">
            <text:p>BURN OUT</text:p>
          </table:table-cell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70620-4</text:p>
          </table:table-cell>
          <table:table-cell office:value-type="float" office:value="176.9" table:style-name="ce2">
            <text:p>176.9</text:p>
          </table:table-cell>
          <table:table-cell office:value-type="float" office:value="233.7" table:style-name="ce2">
            <text:p>233.7</text:p>
          </table:table-cell>
          <table:table-cell office:value-type="float" office:value="56.799999999999983" table:formula="msoxl:=F5-E5" table:style-name="ce2">
            <text:p>56.8</text:p>
          </table:table-cell>
          <table:table-cell office:value-type="string" table:style-name="ce4">
            <text:p>1/26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286" table:style-name="ce2">
            <text:p>286</text:p>
          </table:table-cell>
          <table:table-cell office:value-type="float" office:value="233.7" table:style-name="ce2">
            <text:p>233.7</text:p>
          </table:table-cell>
          <table:table-cell office:value-type="float" office:value="237.7" table:style-name="ce2">
            <text:p>237.7</text:p>
          </table:table-cell>
          <table:table-cell office:value-type="float" office:value="4" table:formula="msoxl:=F6-E6" table:style-name="ce2">
            <text:p>4</text:p>
          </table:table-cell>
          <table:table-cell office:value-type="date" office:date-value="2021-05-02T00:00:00" table:style-name="ce4">
            <text:p>2/5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21105" table:style-name="ce2">
            <text:p>21105</text:p>
          </table:table-cell>
          <table:table-cell office:value-type="float" office:value="237.7" table:style-name="ce2">
            <text:p>237.7</text:p>
          </table:table-cell>
          <table:table-cell office:value-type="float" office:value="284.39999999999998" table:style-name="ce2">
            <text:p>284.4</text:p>
          </table:table-cell>
          <table:table-cell office:value-type="float" office:value="46.699999999999989" table:formula="msoxl:=F7-E7" table:style-name="ce2">
            <text:p>46.7</text:p>
          </table:table-cell>
          <table:table-cell office:value-type="date" office:date-value="2021-06-02T00:00:00" table:style-name="ce4">
            <text:p>2/6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6" table:style-name="ce2"/>
          <table:table-cell table:style-name="ce4"/>
          <table:table-cell table:style-name="ce2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MST-530-008</text:p>
          </table:table-cell>
          <table:table-cell office:value-type="float" office:value="211056" table:style-name="ce2">
            <text:p>211056</text:p>
          </table:table-cell>
          <table:table-cell office:value-type="float" office:value="0" table:style-name="ce2">
            <text:p>0</text:p>
          </table:table-cell>
          <table:table-cell office:value-type="float" office:value="45.3" table:style-name="ce2">
            <text:p>45.3</text:p>
          </table:table-cell>
          <table:table-cell office:value-type="float" office:value="45.3" table:style-name="ce2">
            <text:p>45.3</text:p>
          </table:table-cell>
          <table:table-cell office:value-type="string" table:style-name="ce4">
            <text:p>2/19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66776-15</text:p>
          </table:table-cell>
          <table:table-cell office:value-type="float" office:value="45.3" table:style-name="ce2">
            <text:p>45.3</text:p>
          </table:table-cell>
          <table:table-cell office:value-type="float" office:value="193.2" table:style-name="ce2">
            <text:p>193.2</text:p>
          </table:table-cell>
          <table:table-cell office:value-type="float" office:value="147.89999999999998" table:formula="msoxl:=F10-E10" table:style-name="ce2">
            <text:p>147.9</text:p>
          </table:table-cell>
          <table:table-cell office:value-type="string" table:style-name="ce4">
            <text:p>2/21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ONE</text:p>
          </table:table-cell>
          <table:table-cell office:value-type="float" office:value="193.2" table:style-name="ce2">
            <text:p>193.2</text:p>
          </table:table-cell>
          <table:table-cell office:value-type="float" office:value="219.1" table:style-name="ce2">
            <text:p>219.1</text:p>
          </table:table-cell>
          <table:table-cell office:value-type="float" office:value="25.900000000000006" table:formula="msoxl:=F11-E11" table:style-name="ce2">
            <text:p>25.9</text:p>
          </table:table-cell>
          <table:table-cell office:value-type="string" table:style-name="ce4">
            <text:p>3/14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211009" table:style-name="ce2">
            <text:p>211009</text:p>
          </table:table-cell>
          <table:table-cell office:value-type="float" office:value="219.1" table:style-name="ce2">
            <text:p>219.1</text:p>
          </table:table-cell>
          <table:table-cell office:value-type="float" office:value="219.1" table:style-name="ce2">
            <text:p>219.1</text:p>
          </table:table-cell>
          <table:table-cell office:value-type="float" office:value="0" table:formula="msoxl:=F12-E12" table:style-name="ce2">
            <text:p>0</text:p>
          </table:table-cell>
          <table:table-cell office:value-type="string" table:style-name="ce4">
            <text:p>3/17/2021</text:p>
          </table:table-cell>
          <table:table-cell office:value-type="string" table:style-name="ce2">
            <text:p>BIT TO BIT</text:p>
          </table:table-cell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21006" table:style-name="ce2">
            <text:p>21006</text:p>
          </table:table-cell>
          <table:table-cell office:value-type="float" office:value="219.1" table:style-name="ce2">
            <text:p>219.1</text:p>
          </table:table-cell>
          <table:table-cell office:value-type="float" office:value="236.4" table:style-name="ce2">
            <text:p>236.4</text:p>
          </table:table-cell>
          <table:table-cell office:value-type="float" office:value="17.300000000000011" table:formula="msoxl:=F13-E13" table:style-name="ce2">
            <text:p>17.3</text:p>
          </table:table-cell>
          <table:table-cell office:value-type="string" table:style-name="ce4">
            <text:p>3/18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211019" table:style-name="ce2">
            <text:p>211019</text:p>
          </table:table-cell>
          <table:table-cell office:value-type="float" office:value="236.4" table:style-name="ce2">
            <text:p>236.4</text:p>
          </table:table-cell>
          <table:table-cell office:value-type="float" office:value="255.8" table:style-name="ce2">
            <text:p>255.8</text:p>
          </table:table-cell>
          <table:table-cell office:value-type="float" office:value="19.400000000000006" table:formula="msoxl:=F14-E14" table:style-name="ce2">
            <text:p>19.4</text:p>
          </table:table-cell>
          <table:table-cell office:value-type="string" table:style-name="ce4">
            <text:p>3/22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975B</text:p>
          </table:table-cell>
          <table:table-cell office:value-type="float" office:value="255.8" table:style-name="ce2">
            <text:p>255.8</text:p>
          </table:table-cell>
          <table:table-cell office:value-type="float" office:value="295.89999999999998" table:style-name="ce2">
            <text:p>295.9</text:p>
          </table:table-cell>
          <table:table-cell office:value-type="float" office:value="40.099999999999966" table:formula="msoxl:=F15-E15" table:style-name="ce2">
            <text:p>40.1</text:p>
          </table:table-cell>
          <table:table-cell office:value-type="string" table:style-name="ce4">
            <text:p>3/26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232B</text:p>
          </table:table-cell>
          <table:table-cell office:value-type="float" office:value="295.89999999999998" table:style-name="ce2">
            <text:p>295.9</text:p>
          </table:table-cell>
          <table:table-cell office:value-type="float" office:value="311.89999999999998" table:style-name="ce2">
            <text:p>311.9</text:p>
          </table:table-cell>
          <table:table-cell office:value-type="float" office:value="16" table:formula="msoxl:=F16-E16" table:style-name="ce2">
            <text:p>16</text:p>
          </table:table-cell>
          <table:table-cell office:value-type="date" office:date-value="2021-01-04T00:00:00" table:style-name="ce4">
            <text:p>4/1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972B</text:p>
          </table:table-cell>
          <table:table-cell office:value-type="float" office:value="311.89999999999998" table:style-name="ce2">
            <text:p>311.9</text:p>
          </table:table-cell>
          <table:table-cell office:value-type="float" office:value="311.89999999999998" table:style-name="ce2">
            <text:p>311.9</text:p>
          </table:table-cell>
          <table:table-cell office:value-type="float" office:value="0" table:formula="msoxl:=F17-E17" table:style-name="ce2">
            <text:p>0</text:p>
          </table:table-cell>
          <table:table-cell office:value-type="date" office:date-value="2021-05-04T00:00:00" table:style-name="ce4">
            <text:p>4/5/2021</text:p>
          </table:table-cell>
          <table:table-cell office:value-type="string" table:style-name="ce2">
            <text:p>BURN OUT</text:p>
          </table:table-cell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988B</text:p>
          </table:table-cell>
          <table:table-cell office:value-type="float" office:value="311.89999999999998" table:style-name="ce2">
            <text:p>311.9</text:p>
          </table:table-cell>
          <table:table-cell office:value-type="float" office:value="322.3" table:style-name="ce2">
            <text:p>322.3</text:p>
          </table:table-cell>
          <table:table-cell office:value-type="float" office:value="10.400000000000034" table:formula="msoxl:=F18-E18" table:style-name="ce2">
            <text:p>10.4</text:p>
          </table:table-cell>
          <table:table-cell office:value-type="date" office:date-value="2021-06-04T00:00:00" table:style-name="ce4">
            <text:p>4/6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967B</text:p>
          </table:table-cell>
          <table:table-cell office:value-type="float" office:value="322.3" table:style-name="ce2">
            <text:p>322.3</text:p>
          </table:table-cell>
          <table:table-cell office:value-type="float" office:value="335.4" table:style-name="ce2">
            <text:p>335.4</text:p>
          </table:table-cell>
          <table:table-cell office:value-type="float" office:value="13.099999999999966" table:formula="msoxl:=F19-E19" table:style-name="ce2">
            <text:p>13.1</text:p>
          </table:table-cell>
          <table:table-cell office:value-type="date" office:date-value="2021-12-04T00:00:00" table:style-name="ce4">
            <text:p>4/12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6" table:style-name="ce2"/>
          <table:table-cell table:style-name="ce4"/>
          <table:table-cell table:style-name="ce2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MST-530-009</text:p>
          </table:table-cell>
          <table:table-cell office:value-type="string" table:style-name="ce2">
            <text:p>1000066776-5</text:p>
          </table:table-cell>
          <table:table-cell office:value-type="float" office:value="0" table:style-name="ce2">
            <text:p>0</text:p>
          </table:table-cell>
          <table:table-cell office:value-type="float" office:value="99.9" table:style-name="ce2">
            <text:p>99.9</text:p>
          </table:table-cell>
          <table:table-cell office:value-type="float" office:value="99.9" table:style-name="ce2">
            <text:p>99.9</text:p>
          </table:table-cell>
          <table:table-cell office:value-type="string" table:style-name="ce2">
            <text:p>4/19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66776-18</text:p>
          </table:table-cell>
          <table:table-cell office:value-type="float" office:value="99.9" table:style-name="ce2">
            <text:p>99.9</text:p>
          </table:table-cell>
          <table:table-cell office:value-type="float" office:value="159.5" table:style-name="ce2">
            <text:p>159.5</text:p>
          </table:table-cell>
          <table:table-cell office:value-type="float" office:value="59.599999999999994" table:formula="msoxl:=F22-E22" table:style-name="ce2">
            <text:p>59.6</text:p>
          </table:table-cell>
          <table:table-cell office:value-type="string" table:style-name="ce2">
            <text:p>4/24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ONE</text:p>
          </table:table-cell>
          <table:table-cell office:value-type="float" office:value="159.5" table:style-name="ce2">
            <text:p>159.5</text:p>
          </table:table-cell>
          <table:table-cell office:value-type="float" office:value="317.39999999999998" table:style-name="ce2">
            <text:p>317.4</text:p>
          </table:table-cell>
          <table:table-cell office:value-type="float" office:value="157.89999999999998" table:formula="msoxl:=F23-E23" table:style-name="ce2">
            <text:p>157.9</text:p>
          </table:table-cell>
          <table:table-cell office:value-type="string" table:style-name="ce2">
            <text:p>4/28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8" table:style-name="ce2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MST-530-005</text:p>
          </table:table-cell>
          <table:table-cell office:value-type="string" table:style-name="ce2">
            <text:p>NONE</text:p>
          </table:table-cell>
          <table:table-cell office:value-type="float" office:value="0" table:style-name="ce2">
            <text:p>0</text:p>
          </table:table-cell>
          <table:table-cell office:value-type="float" office:value="85.1" table:style-name="ce2">
            <text:p>85.1</text:p>
          </table:table-cell>
          <table:table-cell office:value-type="float" office:value="85.1" table:style-name="ce2">
            <text:p>85.1</text:p>
          </table:table-cell>
          <table:table-cell office:value-type="string" table:style-name="ce2">
            <text:p>5/28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9-06</text:p>
          </table:table-cell>
          <table:table-cell office:value-type="float" office:value="85.1" table:style-name="ce2">
            <text:p>85.1</text:p>
          </table:table-cell>
          <table:table-cell office:value-type="float" office:value="97.8" table:style-name="ce2">
            <text:p>97.8</text:p>
          </table:table-cell>
          <table:table-cell office:value-type="float" office:value="12.700000000000003" table:formula="msoxl:=F26-E26" table:style-name="ce2">
            <text:p>12.7</text:p>
          </table:table-cell>
          <table:table-cell office:value-type="date" office:date-value="2021-04-06T00:00:00" table:style-name="ce4">
            <text:p>6/4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9-05</text:p>
          </table:table-cell>
          <table:table-cell office:value-type="float" office:value="97.8" table:style-name="ce6">
            <text:p>97.80</text:p>
          </table:table-cell>
          <table:table-cell office:value-type="float" office:value="119.8" table:style-name="ce6">
            <text:p>119.80</text:p>
          </table:table-cell>
          <table:table-cell office:value-type="float" office:value="22" table:formula="msoxl:=F27-E27" table:style-name="ce2">
            <text:p>22</text:p>
          </table:table-cell>
          <table:table-cell office:value-type="date" office:date-value="2021-07-06T00:00:00" table:style-name="ce4">
            <text:p>6/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9-03</text:p>
          </table:table-cell>
          <table:table-cell office:value-type="float" office:value="119.8" table:style-name="ce2">
            <text:p>119.8</text:p>
          </table:table-cell>
          <table:table-cell office:value-type="float" office:value="127.5" table:style-name="ce2">
            <text:p>127.5</text:p>
          </table:table-cell>
          <table:table-cell office:value-type="float" office:value="7.7000000000000028" table:formula="msoxl:=F28-E28" table:style-name="ce2">
            <text:p>7.7</text:p>
          </table:table-cell>
          <table:table-cell office:value-type="date" office:date-value="2021-11-06T00:00:00" table:style-name="ce4">
            <text:p>6/11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03B</text:p>
          </table:table-cell>
          <table:table-cell office:value-type="float" office:value="127.5" table:style-name="ce2">
            <text:p>127.5</text:p>
          </table:table-cell>
          <table:table-cell office:value-type="float" office:value="136.80000000000001" table:style-name="ce2">
            <text:p>136.8</text:p>
          </table:table-cell>
          <table:table-cell office:value-type="float" office:value="9.3000000000000114" table:formula="msoxl:=F29-E29" table:style-name="ce2">
            <text:p>9.3</text:p>
          </table:table-cell>
          <table:table-cell office:value-type="string" table:style-name="ce2">
            <text:p>6/16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310B</text:p>
          </table:table-cell>
          <table:table-cell office:value-type="float" office:value="136.80000000000001" table:style-name="ce2">
            <text:p>136.8</text:p>
          </table:table-cell>
          <table:table-cell office:value-type="float" office:value="200.8" table:style-name="ce2">
            <text:p>200.8</text:p>
          </table:table-cell>
          <table:table-cell office:value-type="float" office:value="64" table:formula="msoxl:=F30-E30" table:style-name="ce2">
            <text:p>64</text:p>
          </table:table-cell>
          <table:table-cell office:value-type="string" table:style-name="ce2">
            <text:p>6/21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293B</text:p>
          </table:table-cell>
          <table:table-cell office:value-type="float" office:value="200.8" table:style-name="ce2">
            <text:p>200.8</text:p>
          </table:table-cell>
          <table:table-cell office:value-type="float" office:value="217.5" table:style-name="ce2">
            <text:p>217.5</text:p>
          </table:table-cell>
          <table:table-cell office:value-type="float" office:value="16.699999999999989" table:formula="msoxl:=F31-E31" table:style-name="ce2">
            <text:p>16.7</text:p>
          </table:table-cell>
          <table:table-cell office:value-type="date" office:date-value="2021-06-07T00:00:00" table:style-name="ce4">
            <text:p>7/6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308B</text:p>
          </table:table-cell>
          <table:table-cell office:value-type="float" office:value="217.5" table:style-name="ce2">
            <text:p>217.5</text:p>
          </table:table-cell>
          <table:table-cell office:value-type="float" office:value="281.89999999999998" table:style-name="ce2">
            <text:p>281.9</text:p>
          </table:table-cell>
          <table:table-cell office:value-type="float" office:value="64.399999999999977" table:formula="msoxl:=F32-E32" table:style-name="ce2">
            <text:p>64.4</text:p>
          </table:table-cell>
          <table:table-cell office:value-type="date" office:date-value="2021-08-07T00:00:00" table:style-name="ce4">
            <text:p>7/8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881901" table:style-name="ce2">
            <text:p>881901</text:p>
          </table:table-cell>
          <table:table-cell office:value-type="float" office:value="281.89999999999998" table:style-name="ce2">
            <text:p>281.9</text:p>
          </table:table-cell>
          <table:table-cell office:value-type="float" office:value="304.7" table:style-name="ce2">
            <text:p>304.7</text:p>
          </table:table-cell>
          <table:table-cell office:value-type="float" office:value="22.800000000000011" table:formula="msoxl:=F33-E33" table:style-name="ce2">
            <text:p>22.8</text:p>
          </table:table-cell>
          <table:table-cell office:value-type="string" table:style-name="ce2">
            <text:p>7/17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2" table:style-name="ce6"/>
          <table:table-cell table:style-name="ce2"/>
          <table:table-cell table:number-columns-repeated="2"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MST-530-006</text:p>
          </table:table-cell>
          <table:table-cell office:value-type="float" office:value="881901" table:style-name="ce2">
            <text:p>881901</text:p>
          </table:table-cell>
          <table:table-cell office:value-type="float" office:value="0" table:style-name="ce2">
            <text:p>0</text:p>
          </table:table-cell>
          <table:table-cell office:value-type="float" office:value="93.4" table:style-name="ce2">
            <text:p>93.4</text:p>
          </table:table-cell>
          <table:table-cell office:value-type="float" office:value="93.4" table:formula="msoxl:=F35-E35" table:style-name="ce2">
            <text:p>93.4</text:p>
          </table:table-cell>
          <table:table-cell office:value-type="string" table:style-name="ce2">
            <text:p>7/23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9-09</text:p>
          </table:table-cell>
          <table:table-cell office:value-type="float" office:value="93.4" table:style-name="ce2">
            <text:p>93.4</text:p>
          </table:table-cell>
          <table:table-cell office:value-type="float" office:value="122.9" table:style-name="ce2">
            <text:p>122.9</text:p>
          </table:table-cell>
          <table:table-cell office:value-type="float" office:value="29.5" table:formula="msoxl:=F36-E36" table:style-name="ce2">
            <text:p>29.5</text:p>
          </table:table-cell>
          <table:table-cell office:value-type="date" office:date-value="2021-04-08T00:00:00" table:style-name="ce4">
            <text:p>8/4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9-10</text:p>
          </table:table-cell>
          <table:table-cell office:value-type="float" office:value="122.9" table:style-name="ce2">
            <text:p>122.9</text:p>
          </table:table-cell>
          <table:table-cell office:value-type="float" office:value="201" table:style-name="ce2">
            <text:p>201</text:p>
          </table:table-cell>
          <table:table-cell office:value-type="float" office:value="78.099999999999994" table:formula="msoxl:=F37-E37" table:style-name="ce2">
            <text:p>78.1</text:p>
          </table:table-cell>
          <table:table-cell office:value-type="date" office:date-value="2021-07-08T00:00:00" table:style-name="ce4">
            <text:p>8/7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43658" table:style-name="ce2">
            <text:p>43658</text:p>
          </table:table-cell>
          <table:table-cell office:value-type="float" office:value="201" table:style-name="ce6">
            <text:p>201.00</text:p>
          </table:table-cell>
          <table:table-cell office:value-type="float" office:value="296.2" table:style-name="ce6">
            <text:p>296.20</text:p>
          </table:table-cell>
          <table:table-cell office:value-type="float" office:value="95.199999999999989" table:formula="msoxl:=F38-E38" table:style-name="ce2">
            <text:p>95.2</text:p>
          </table:table-cell>
          <table:table-cell office:value-type="string" table:style-name="ce6">
            <text:p>8/2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2" table:style-name="ce6"/>
          <table:table-cell table:style-name="ce2"/>
          <table:table-cell table:number-columns-repeated="2"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MST-530-001</text:p>
          </table:table-cell>
          <table:table-cell office:value-type="float" office:value="43665" table:style-name="ce2">
            <text:p>43665</text:p>
          </table:table-cell>
          <table:table-cell office:value-type="float" office:value="0" table:style-name="ce6">
            <text:p>0.00</text:p>
          </table:table-cell>
          <table:table-cell office:value-type="float" office:value="61.4" table:style-name="ce6">
            <text:p>61.40</text:p>
          </table:table-cell>
          <table:table-cell office:value-type="float" office:value="61.4" table:formula="msoxl:=F40-E40" table:style-name="ce6">
            <text:p>61.40</text:p>
          </table:table-cell>
          <table:table-cell office:value-type="date" office:date-value="2021-10-09T00:00:00" table:style-name="ce4">
            <text:p>9/1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298B</text:p>
          </table:table-cell>
          <table:table-cell office:value-type="float" office:value="61.4" table:style-name="ce6">
            <text:p>61.40</text:p>
          </table:table-cell>
          <table:table-cell office:value-type="float" office:value="193.5" table:style-name="ce6">
            <text:p>193.50</text:p>
          </table:table-cell>
          <table:table-cell office:value-type="float" office:value="132.1" table:formula="msoxl:=F41-E41" table:style-name="ce6">
            <text:p>132.10</text:p>
          </table:table-cell>
          <table:table-cell office:value-type="string" table:style-name="ce4">
            <text:p>9/13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300B</text:p>
          </table:table-cell>
          <table:table-cell office:value-type="float" office:value="193.5" table:style-name="ce6">
            <text:p>193.50</text:p>
          </table:table-cell>
          <table:table-cell office:value-type="float" office:value="193.5" table:style-name="ce6">
            <text:p>193.50</text:p>
          </table:table-cell>
          <table:table-cell office:value-type="float" office:value="0" table:formula="msoxl:=F42-E42" table:style-name="ce6">
            <text:p>0.00</text:p>
          </table:table-cell>
          <table:table-cell office:value-type="string" table:style-name="ce4">
            <text:p>9/24/2021</text:p>
          </table:table-cell>
          <table:table-cell office:value-type="string" table:style-name="ce6">
            <text:p>BURN OUT</text:p>
          </table:table-cell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656B</text:p>
          </table:table-cell>
          <table:table-cell office:value-type="float" office:value="193.5" table:style-name="ce6">
            <text:p>193.50</text:p>
          </table:table-cell>
          <table:table-cell office:value-type="float" office:value="292.39999999999998" table:style-name="ce6">
            <text:p>292.40</text:p>
          </table:table-cell>
          <table:table-cell office:value-type="float" office:value="98.899999999999977" table:formula="msoxl:=F43-E43" table:style-name="ce6">
            <text:p>98.90</text:p>
          </table:table-cell>
          <table:table-cell office:value-type="string" table:style-name="ce4">
            <text:p>9/24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153B</text:p>
          </table:table-cell>
          <table:table-cell office:value-type="float" office:value="292.39999999999998" table:style-name="ce6">
            <text:p>292.40</text:p>
          </table:table-cell>
          <table:table-cell office:value-type="float" office:value="299.39999999999998" table:style-name="ce6">
            <text:p>299.40</text:p>
          </table:table-cell>
          <table:table-cell office:value-type="float" office:value="7" table:formula="msoxl:=F44-E44" table:style-name="ce6">
            <text:p>7.00</text:p>
          </table:table-cell>
          <table:table-cell office:value-type="date" office:date-value="2021-02-10T00:00:00" table:style-name="ce4">
            <text:p>10/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MST-530-002</text:p>
          </table:table-cell>
          <table:table-cell office:value-type="string" table:style-name="ce2">
            <text:p>43153B</text:p>
          </table:table-cell>
          <table:table-cell office:value-type="float" office:value="0" table:style-name="ce6">
            <text:p>0.00</text:p>
          </table:table-cell>
          <table:table-cell office:value-type="float" office:value="75.7" table:style-name="ce6">
            <text:p>75.70</text:p>
          </table:table-cell>
          <table:table-cell office:value-type="float" office:value="75.7" table:formula="msoxl:=F46-E46" table:style-name="ce6">
            <text:p>75.70</text:p>
          </table:table-cell>
          <table:table-cell office:value-type="date" office:date-value="2021-07-10T00:00:00" table:style-name="ce4">
            <text:p>10/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162B</text:p>
          </table:table-cell>
          <table:table-cell office:value-type="float" office:value="75.7" table:style-name="ce6">
            <text:p>75.70</text:p>
          </table:table-cell>
          <table:table-cell office:value-type="float" office:value="154" table:style-name="ce6">
            <text:p>154.00</text:p>
          </table:table-cell>
          <table:table-cell office:value-type="float" office:value="78.3" table:formula="msoxl:=F47-E47" table:style-name="ce6">
            <text:p>78.30</text:p>
          </table:table-cell>
          <table:table-cell office:value-type="date" office:date-value="2021-11-10T00:00:00" table:style-name="ce4">
            <text:p>10/11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5" table:style-name="ce6"/>
          <table:table-cell table:number-columns-repeated="16375"/>
        </table:table-row>
        <table:table-row table:style-name="ro4">
          <table:table-cell/>
          <table:table-cell table:number-columns-repeated="6" table:style-name="ce2"/>
          <table:table-cell table:style-name="ce6"/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2" table:style-name="ce6"/>
          <table:table-cell table:style-name="ce2"/>
          <table:table-cell table:number-columns-repeated="2" table:style-name="ce6"/>
          <table:table-cell table:number-columns-repeated="16375"/>
        </table:table-row>
        <table:table-row table:style-name="ro4">
          <table:table-cell/>
          <table:table-cell office:value-type="string" table:style-name="ce5">
            <text:p>SMART 4-C</text:p>
          </table:table-cell>
          <table:table-cell office:value-type="string" table:style-name="ce3">
            <text:p>WGS-500-010</text:p>
          </table:table-cell>
          <table:table-cell office:value-type="float" office:value="21106" table:style-name="ce2">
            <text:p>21106</text:p>
          </table:table-cell>
          <table:table-cell office:value-type="float" office:value="0" table:style-name="ce2">
            <text:p>0</text:p>
          </table:table-cell>
          <table:table-cell office:value-type="float" office:value="2.7" table:style-name="ce2">
            <text:p>2.7</text:p>
          </table:table-cell>
          <table:table-cell office:value-type="float" office:value="2.7" table:formula="msoxl:=F51-E51" table:style-name="ce2">
            <text:p>2.7</text:p>
          </table:table-cell>
          <table:table-cell office:value-type="date" office:date-value="2021-09-01T00:00:00" table:style-name="ce4">
            <text:p>1/9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4044707" table:style-name="ce2">
            <text:p>4044707</text:p>
          </table:table-cell>
          <table:table-cell office:value-type="float" office:value="2.7" table:style-name="ce2">
            <text:p>2.7</text:p>
          </table:table-cell>
          <table:table-cell office:value-type="float" office:value="53.8" table:style-name="ce2">
            <text:p>53.8</text:p>
          </table:table-cell>
          <table:table-cell office:value-type="float" office:value="51.099999999999994" table:formula="msoxl:=F52-E52" table:style-name="ce2">
            <text:p>51.1</text:p>
          </table:table-cell>
          <table:table-cell office:value-type="string" table:style-name="ce4">
            <text:p>1/19/20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66776-17</text:p>
          </table:table-cell>
          <table:table-cell office:value-type="float" office:value="53.8" table:style-name="ce2">
            <text:p>53.8</text:p>
          </table:table-cell>
          <table:table-cell office:value-type="float" office:value="228.8" table:style-name="ce2">
            <text:p>228.8</text:p>
          </table:table-cell>
          <table:table-cell office:value-type="float" office:value="175" table:formula="msoxl:=F53-E53" table:style-name="ce2">
            <text:p>175</text:p>
          </table:table-cell>
          <table:table-cell office:value-type="string" table:style-name="ce4">
            <text:p>1/20/21</text:p>
          </table:table-cell>
          <table:table-cell table:style-name="ce2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66776-22</text:p>
          </table:table-cell>
          <table:table-cell office:value-type="float" office:value="228.8" table:style-name="ce6">
            <text:p>228.80</text:p>
          </table:table-cell>
          <table:table-cell office:value-type="float" office:value="307.8" table:style-name="ce6">
            <text:p>307.80</text:p>
          </table:table-cell>
          <table:table-cell office:value-type="float" office:value="79" table:formula="msoxl:=F54-E54" table:style-name="ce2">
            <text:p>79</text:p>
          </table:table-cell>
          <table:table-cell office:value-type="string" table:style-name="ce6">
            <text:p>1/28/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2" table:style-name="ce6"/>
          <table:table-cell table:style-name="ce2"/>
          <table:table-cell table:number-columns-repeated="2"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WGS-500-011</text:p>
          </table:table-cell>
          <table:table-cell office:value-type="string" table:style-name="ce2">
            <text:p>1000066776-22</text:p>
          </table:table-cell>
          <table:table-cell office:value-type="float" office:value="0" table:style-name="ce6">
            <text:p>0.00</text:p>
          </table:table-cell>
          <table:table-cell office:value-type="float" office:value="69" table:style-name="ce6">
            <text:p>69.00</text:p>
          </table:table-cell>
          <table:table-cell office:value-type="float" office:value="69" table:formula="msoxl:=F56-E56" table:style-name="ce6">
            <text:p>69.00</text:p>
          </table:table-cell>
          <table:table-cell office:value-type="date" office:date-value="2021-09-02T00:00:00" table:style-name="ce4">
            <text:p>2/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036-8ECFWW</text:p>
          </table:table-cell>
          <table:table-cell office:value-type="float" office:value="69" table:style-name="ce6">
            <text:p>69.00</text:p>
          </table:table-cell>
          <table:table-cell office:value-type="float" office:value="204" table:style-name="ce6">
            <text:p>204.00</text:p>
          </table:table-cell>
          <table:table-cell office:value-type="float" office:value="135" table:formula="msoxl:=F57-E57" table:style-name="ce6">
            <text:p>135.00</text:p>
          </table:table-cell>
          <table:table-cell office:value-type="date" office:date-value="2021-12-02T00:00:00" table:style-name="ce4">
            <text:p>2/1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70620-1</text:p>
          </table:table-cell>
          <table:table-cell office:value-type="float" office:value="204" table:style-name="ce6">
            <text:p>204.00</text:p>
          </table:table-cell>
          <table:table-cell office:value-type="float" office:value="260.60000000000002" table:style-name="ce6">
            <text:p>260.60</text:p>
          </table:table-cell>
          <table:table-cell office:value-type="float" office:value="56.600000000000023" table:formula="msoxl:=F58-E58" table:style-name="ce6">
            <text:p>56.60</text:p>
          </table:table-cell>
          <table:table-cell office:value-type="string" table:style-name="ce4">
            <text:p>2/24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100006677-20</text:p>
          </table:table-cell>
          <table:table-cell office:value-type="float" office:value="260.60000000000002" table:style-name="ce6">
            <text:p>260.60</text:p>
          </table:table-cell>
          <table:table-cell office:value-type="float" office:value="315.60000000000002" table:style-name="ce6">
            <text:p>315.60</text:p>
          </table:table-cell>
          <table:table-cell office:value-type="float" office:value="55" table:formula="msoxl:=F59-E59" table:style-name="ce6">
            <text:p>55.00</text:p>
          </table:table-cell>
          <table:table-cell office:value-type="date" office:date-value="2021-01-03T00:00:00" table:style-name="ce4">
            <text:p>3/1/2021</text:p>
          </table:table-cell>
          <table:table-cell table:style-name="ce6"/>
          <table:table-cell table:number-columns-repeated="16375"/>
        </table:table-row>
        <table:table-row table:number-rows-repeated="3"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office:value-type="string" table:style-name="ce5">
            <text:p>DE-140</text:p>
          </table:table-cell>
          <table:table-cell office:value-type="string" table:style-name="ce3">
            <text:p>SDN2-590-009</text:p>
          </table:table-cell>
          <table:table-cell office:value-type="string" table:style-name="ce2">
            <text:p>07505-01</text:p>
          </table:table-cell>
          <table:table-cell office:value-type="float" office:value="0" table:style-name="ce6">
            <text:p>0.00</text:p>
          </table:table-cell>
          <table:table-cell office:value-type="float" office:value="192.4" table:style-name="ce6">
            <text:p>192.40</text:p>
          </table:table-cell>
          <table:table-cell office:value-type="float" office:value="192.4" table:style-name="ce6">
            <text:p>192.40</text:p>
          </table:table-cell>
          <table:table-cell office:value-type="string" table:style-name="ce4">
            <text:p>1/15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7505-09</text:p>
          </table:table-cell>
          <table:table-cell office:value-type="float" office:value="192.4" table:style-name="ce6">
            <text:p>192.40</text:p>
          </table:table-cell>
          <table:table-cell office:value-type="float" office:value="480.7" table:style-name="ce6">
            <text:p>480.70</text:p>
          </table:table-cell>
          <table:table-cell office:value-type="float" office:value="288.29999999999995" table:formula="msoxl:=(F64-E64)" table:style-name="ce6">
            <text:p>288.30</text:p>
          </table:table-cell>
          <table:table-cell office:value-type="string" table:style-name="ce4">
            <text:p>1/2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0</text:p>
          </table:table-cell>
          <table:table-cell office:value-type="string" table:style-name="ce2">
            <text:p>07505-26</text:p>
          </table:table-cell>
          <table:table-cell office:value-type="float" office:value="0" table:style-name="ce6">
            <text:p>0.00</text:p>
          </table:table-cell>
          <table:table-cell office:value-type="float" office:value="64.099999999999994" table:style-name="ce6">
            <text:p>64.10</text:p>
          </table:table-cell>
          <table:table-cell office:value-type="float" office:value="64.099999999999994" table:formula="msoxl:=(F66-E66)" table:style-name="ce6">
            <text:p>64.10</text:p>
          </table:table-cell>
          <table:table-cell office:value-type="string" table:style-name="ce4">
            <text:p>2/18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7505-31</text:p>
          </table:table-cell>
          <table:table-cell office:value-type="float" office:value="64.099999999999994" table:style-name="ce6">
            <text:p>64.10</text:p>
          </table:table-cell>
          <table:table-cell office:value-type="float" office:value="418.1" table:style-name="ce6">
            <text:p>418.10</text:p>
          </table:table-cell>
          <table:table-cell office:value-type="float" office:value="354" table:formula="msoxl:=(F67-E67)" table:style-name="ce6">
            <text:p>354.00</text:p>
          </table:table-cell>
          <table:table-cell office:value-type="string" table:style-name="ce4">
            <text:p>2/1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7505-03</text:p>
          </table:table-cell>
          <table:table-cell office:value-type="float" office:value="418.1" table:style-name="ce6">
            <text:p>418.10</text:p>
          </table:table-cell>
          <table:table-cell office:value-type="float" office:value="485.1" table:style-name="ce6">
            <text:p>485.10</text:p>
          </table:table-cell>
          <table:table-cell office:value-type="float" office:value="67" table:formula="msoxl:=(F68-E68)" table:style-name="ce6">
            <text:p>67.00</text:p>
          </table:table-cell>
          <table:table-cell office:value-type="date" office:date-value="2021-02-03T00:00:00" table:style-name="ce4">
            <text:p>3/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1</text:p>
          </table:table-cell>
          <table:table-cell office:value-type="string" table:style-name="ce2">
            <text:p>07505-03</text:p>
          </table:table-cell>
          <table:table-cell office:value-type="float" office:value="0" table:style-name="ce6">
            <text:p>0.00</text:p>
          </table:table-cell>
          <table:table-cell office:value-type="float" office:value="84" table:style-name="ce6">
            <text:p>84.00</text:p>
          </table:table-cell>
          <table:table-cell office:value-type="float" office:value="84" table:formula="msoxl:=(F70-E70)" table:style-name="ce6">
            <text:p>84.00</text:p>
          </table:table-cell>
          <table:table-cell office:value-type="date" office:date-value="2021-09-03T00:00:00" table:style-name="ce4">
            <text:p>3/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43197" table:style-name="ce2">
            <text:p>43197</text:p>
          </table:table-cell>
          <table:table-cell office:value-type="float" office:value="84" table:style-name="ce6">
            <text:p>84.00</text:p>
          </table:table-cell>
          <table:table-cell office:value-type="float" office:value="240.7" table:style-name="ce6">
            <text:p>240.70</text:p>
          </table:table-cell>
          <table:table-cell office:value-type="float" office:value="156.69999999999999" table:formula="msoxl:=(F71-E71)" table:style-name="ce6">
            <text:p>156.70</text:p>
          </table:table-cell>
          <table:table-cell office:value-type="date" office:date-value="2021-11-03T00:00:00" table:style-name="ce4">
            <text:p>3/11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ONE</text:p>
          </table:table-cell>
          <table:table-cell office:value-type="float" office:value="240.7" table:style-name="ce6">
            <text:p>240.70</text:p>
          </table:table-cell>
          <table:table-cell office:value-type="float" office:value="311" table:style-name="ce6">
            <text:p>311.00</text:p>
          </table:table-cell>
          <table:table-cell office:value-type="float" office:value="70.300000000000011" table:formula="msoxl:=(F72-E72)" table:style-name="ce6">
            <text:p>70.30</text:p>
          </table:table-cell>
          <table:table-cell office:value-type="string" table:style-name="ce4">
            <text:p>3/15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124031219" table:style-name="ce2">
            <text:p>124031219</text:p>
          </table:table-cell>
          <table:table-cell office:value-type="float" office:value="311" table:style-name="ce6">
            <text:p>311.00</text:p>
          </table:table-cell>
          <table:table-cell office:value-type="float" office:value="345" table:style-name="ce6">
            <text:p>345.00</text:p>
          </table:table-cell>
          <table:table-cell office:value-type="float" office:value="34" table:formula="msoxl:=(F73-E73)" table:style-name="ce6">
            <text:p>34.00</text:p>
          </table:table-cell>
          <table:table-cell office:value-type="string" table:style-name="ce4">
            <text:p>3/2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float" office:value="11031842" table:style-name="ce2">
            <text:p>11031842</text:p>
          </table:table-cell>
          <table:table-cell office:value-type="float" office:value="345" table:style-name="ce6">
            <text:p>345.00</text:p>
          </table:table-cell>
          <table:table-cell office:value-type="float" office:value="379.6" table:style-name="ce6">
            <text:p>379.60</text:p>
          </table:table-cell>
          <table:table-cell office:value-type="float" office:value="34.600000000000023" table:formula="msoxl:=(F74-E74)" table:style-name="ce6">
            <text:p>34.60</text:p>
          </table:table-cell>
          <table:table-cell office:value-type="string" table:style-name="ce4">
            <text:p>3/2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ONE</text:p>
          </table:table-cell>
          <table:table-cell office:value-type="float" office:value="379.6" table:style-name="ce6">
            <text:p>379.60</text:p>
          </table:table-cell>
          <table:table-cell office:value-type="float" office:value="412.3" table:style-name="ce6">
            <text:p>412.30</text:p>
          </table:table-cell>
          <table:table-cell office:value-type="float" office:value="32.699999999999989" table:formula="msoxl:=(F75-E75)" table:style-name="ce6">
            <text:p>32.70</text:p>
          </table:table-cell>
          <table:table-cell office:value-type="string" table:style-name="ce4">
            <text:p>3/2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ONE</text:p>
          </table:table-cell>
          <table:table-cell office:value-type="float" office:value="412.3" table:style-name="ce6">
            <text:p>412.30</text:p>
          </table:table-cell>
          <table:table-cell office:value-type="float" office:value="451.7" table:style-name="ce6">
            <text:p>451.70</text:p>
          </table:table-cell>
          <table:table-cell office:value-type="float" office:value="39.399999999999977" table:formula="msoxl:=(F76-E76)" table:style-name="ce6">
            <text:p>39.40</text:p>
          </table:table-cell>
          <table:table-cell office:value-type="string" table:style-name="ce4">
            <text:p>3/26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652B</text:p>
          </table:table-cell>
          <table:table-cell office:value-type="float" office:value="451.7" table:style-name="ce6">
            <text:p>451.70</text:p>
          </table:table-cell>
          <table:table-cell office:value-type="float" office:value="461.7" table:style-name="ce6">
            <text:p>461.70</text:p>
          </table:table-cell>
          <table:table-cell office:value-type="float" office:value="10" table:formula="msoxl:=(F77-E77)" table:style-name="ce6">
            <text:p>10.00</text:p>
          </table:table-cell>
          <table:table-cell office:value-type="string" table:style-name="ce4">
            <text:p>3/2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2</text:p>
          </table:table-cell>
          <table:table-cell office:value-type="string" table:style-name="ce2">
            <text:p>62652B</text:p>
          </table:table-cell>
          <table:table-cell office:value-type="float" office:value="0" table:style-name="ce6">
            <text:p>0.00</text:p>
          </table:table-cell>
          <table:table-cell office:value-type="float" office:value="38.1" table:style-name="ce6">
            <text:p>38.10</text:p>
          </table:table-cell>
          <table:table-cell office:value-type="float" office:value="38.1" table:formula="msoxl:=(F79-E79)" table:style-name="ce6">
            <text:p>38.10</text:p>
          </table:table-cell>
          <table:table-cell office:value-type="date" office:date-value="2021-07-04T00:00:00" table:style-name="ce4">
            <text:p>4/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668B</text:p>
          </table:table-cell>
          <table:table-cell office:value-type="float" office:value="38.1" table:style-name="ce6">
            <text:p>38.10</text:p>
          </table:table-cell>
          <table:table-cell office:value-type="float" office:value="196.1" table:style-name="ce6">
            <text:p>196.10</text:p>
          </table:table-cell>
          <table:table-cell office:value-type="float" office:value="158" table:formula="msoxl:=(F80-E80)" table:style-name="ce6">
            <text:p>158.00</text:p>
          </table:table-cell>
          <table:table-cell office:value-type="date" office:date-value="2021-12-04T00:00:00" table:style-name="ce4">
            <text:p>4/1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2667B</text:p>
          </table:table-cell>
          <table:table-cell office:value-type="float" office:value="196.1" table:style-name="ce6">
            <text:p>196.10</text:p>
          </table:table-cell>
          <table:table-cell office:value-type="float" office:value="327.3" table:style-name="ce6">
            <text:p>327.30</text:p>
          </table:table-cell>
          <table:table-cell office:value-type="float" office:value="131.20000000000002" table:formula="msoxl:=(F81-E81)" table:style-name="ce6">
            <text:p>131.20</text:p>
          </table:table-cell>
          <table:table-cell office:value-type="string" table:style-name="ce4">
            <text:p>4/2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3257B</text:p>
          </table:table-cell>
          <table:table-cell office:value-type="float" office:value="327.3" table:style-name="ce6">
            <text:p>327.30</text:p>
          </table:table-cell>
          <table:table-cell office:value-type="float" office:value="373.9" table:style-name="ce6">
            <text:p>373.90</text:p>
          </table:table-cell>
          <table:table-cell office:value-type="float" office:value="46.599999999999966" table:formula="msoxl:=(F82-E82)" table:style-name="ce6">
            <text:p>46.60</text:p>
          </table:table-cell>
          <table:table-cell office:value-type="string" table:style-name="ce4">
            <text:p>4/2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63258B</text:p>
          </table:table-cell>
          <table:table-cell office:value-type="float" office:value="373.9" table:style-name="ce6">
            <text:p>373.90</text:p>
          </table:table-cell>
          <table:table-cell office:value-type="float" office:value="459.2" table:style-name="ce6">
            <text:p>459.20</text:p>
          </table:table-cell>
          <table:table-cell office:value-type="float" office:value="85.300000000000011" table:formula="msoxl:=(F83-E83)" table:style-name="ce6">
            <text:p>85.30</text:p>
          </table:table-cell>
          <table:table-cell office:value-type="date" office:date-value="2021-03-05T00:00:00" table:style-name="ce4">
            <text:p>5/3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3</text:p>
          </table:table-cell>
          <table:table-cell office:value-type="string" table:style-name="ce2">
            <text:p>63258B</text:p>
          </table:table-cell>
          <table:table-cell office:value-type="float" office:value="0" table:style-name="ce6">
            <text:p>0.00</text:p>
          </table:table-cell>
          <table:table-cell office:value-type="float" office:value="90.9" table:style-name="ce6">
            <text:p>90.90</text:p>
          </table:table-cell>
          <table:table-cell office:value-type="float" office:value="90.9" table:formula="msoxl:=(F85-E85)" table:style-name="ce6">
            <text:p>90.90</text:p>
          </table:table-cell>
          <table:table-cell office:value-type="date" office:date-value="2021-12-05T00:00:00" table:style-name="ce4">
            <text:p>5/1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NONE</text:p>
          </table:table-cell>
          <table:table-cell office:value-type="float" office:value="90.9" table:style-name="ce6">
            <text:p>90.90</text:p>
          </table:table-cell>
          <table:table-cell office:value-type="float" office:value="244.5" table:style-name="ce6">
            <text:p>244.50</text:p>
          </table:table-cell>
          <table:table-cell office:value-type="float" office:value="153.6" table:formula="msoxl:=(F86-E86)" table:style-name="ce6">
            <text:p>153.60</text:p>
          </table:table-cell>
          <table:table-cell office:value-type="string" table:style-name="ce4">
            <text:p>5/2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540B</text:p>
          </table:table-cell>
          <table:table-cell office:value-type="float" office:value="244.5" table:style-name="ce6">
            <text:p>244.50</text:p>
          </table:table-cell>
          <table:table-cell office:value-type="float" office:value="355.5" table:style-name="ce6">
            <text:p>355.50</text:p>
          </table:table-cell>
          <table:table-cell office:value-type="float" office:value="111" table:formula="msoxl:=(F87-E87)" table:style-name="ce6">
            <text:p>111.00</text:p>
          </table:table-cell>
          <table:table-cell office:value-type="date" office:date-value="2021-10-06T00:00:00" table:style-name="ce4">
            <text:p>6/1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231B</text:p>
          </table:table-cell>
          <table:table-cell office:value-type="float" office:value="355.5" table:style-name="ce6">
            <text:p>355.50</text:p>
          </table:table-cell>
          <table:table-cell office:value-type="float" office:value="406.6" table:style-name="ce6">
            <text:p>406.60</text:p>
          </table:table-cell>
          <table:table-cell office:value-type="float" office:value="51.100000000000023" table:formula="msoxl:=(F88-E88)" table:style-name="ce6">
            <text:p>51.10</text:p>
          </table:table-cell>
          <table:table-cell office:value-type="string" table:style-name="ce4">
            <text:p>6/18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8-04</text:p>
          </table:table-cell>
          <table:table-cell office:value-type="float" office:value="406.6" table:style-name="ce6">
            <text:p>406.60</text:p>
          </table:table-cell>
          <table:table-cell office:value-type="float" office:value="470.3" table:style-name="ce6">
            <text:p>470.30</text:p>
          </table:table-cell>
          <table:table-cell office:value-type="float" office:value="63.699999999999989" table:formula="msoxl:=(F89-E89)" table:style-name="ce6">
            <text:p>63.70</text:p>
          </table:table-cell>
          <table:table-cell office:value-type="string" table:style-name="ce4">
            <text:p>6/23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545B</text:p>
          </table:table-cell>
          <table:table-cell office:value-type="float" office:value="470.3" table:style-name="ce6">
            <text:p>470.30</text:p>
          </table:table-cell>
          <table:table-cell office:value-type="float" office:value="505.5" table:style-name="ce6">
            <text:p>505.50</text:p>
          </table:table-cell>
          <table:table-cell office:value-type="float" office:value="35.199999999999989" table:formula="msoxl:=(F90-E90)" table:style-name="ce6">
            <text:p>35.20</text:p>
          </table:table-cell>
          <table:table-cell office:value-type="string" table:style-name="ce4">
            <text:p>6/3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4</text:p>
          </table:table-cell>
          <table:table-cell office:value-type="string" table:style-name="ce2">
            <text:p>45545B</text:p>
          </table:table-cell>
          <table:table-cell office:value-type="float" office:value="0" table:style-name="ce6">
            <text:p>0.00</text:p>
          </table:table-cell>
          <table:table-cell office:value-type="float" office:value="79.3" table:style-name="ce6">
            <text:p>79.30</text:p>
          </table:table-cell>
          <table:table-cell office:value-type="float" office:value="79.3" table:formula="msoxl:=(F92-E92)" table:style-name="ce6">
            <text:p>79.30</text:p>
          </table:table-cell>
          <table:table-cell office:value-type="date" office:date-value="2021-07-07T00:00:00" table:style-name="ce4">
            <text:p>7/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8-03</text:p>
          </table:table-cell>
          <table:table-cell office:value-type="float" office:value="79.3" table:style-name="ce6">
            <text:p>79.30</text:p>
          </table:table-cell>
          <table:table-cell office:value-type="float" office:value="278.8" table:style-name="ce6">
            <text:p>278.80</text:p>
          </table:table-cell>
          <table:table-cell office:value-type="float" office:value="199.5" table:formula="msoxl:=(F93-E93)" table:style-name="ce6">
            <text:p>199.50</text:p>
          </table:table-cell>
          <table:table-cell office:value-type="date" office:date-value="2021-09-07T00:00:00" table:style-name="ce4">
            <text:p>7/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7657-01</text:p>
          </table:table-cell>
          <table:table-cell office:value-type="float" office:value="278.8" table:style-name="ce6">
            <text:p>278.80</text:p>
          </table:table-cell>
          <table:table-cell office:value-type="float" office:value="293.89999999999998" table:style-name="ce6">
            <text:p>293.90</text:p>
          </table:table-cell>
          <table:table-cell office:value-type="float" office:value="15.099999999999966" table:formula="msoxl:=(F94-E94)" table:style-name="ce6">
            <text:p>15.10</text:p>
          </table:table-cell>
          <table:table-cell office:value-type="string" table:style-name="ce4">
            <text:p>7/16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8-06</text:p>
          </table:table-cell>
          <table:table-cell office:value-type="float" office:value="293.89999999999998" table:style-name="ce6">
            <text:p>293.90</text:p>
          </table:table-cell>
          <table:table-cell office:value-type="float" office:value="422" table:style-name="ce6">
            <text:p>422.00</text:p>
          </table:table-cell>
          <table:table-cell office:value-type="float" office:value="128.10000000000002" table:formula="msoxl:=(F95-E95)" table:style-name="ce6">
            <text:p>128.10</text:p>
          </table:table-cell>
          <table:table-cell office:value-type="string" table:style-name="ce4">
            <text:p>7/2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8-02</text:p>
          </table:table-cell>
          <table:table-cell office:value-type="float" office:value="422" table:style-name="ce6">
            <text:p>422.00</text:p>
          </table:table-cell>
          <table:table-cell office:value-type="float" office:value="508.7" table:style-name="ce6">
            <text:p>508.70</text:p>
          </table:table-cell>
          <table:table-cell office:value-type="float" office:value="86.699999999999989" table:formula="msoxl:=(F96-E96)" table:style-name="ce6">
            <text:p>86.70</text:p>
          </table:table-cell>
          <table:table-cell office:value-type="string" table:style-name="ce4">
            <text:p>7/28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5</text:p>
          </table:table-cell>
          <table:table-cell office:value-type="string" table:style-name="ce2">
            <text:p>08818-02</text:p>
          </table:table-cell>
          <table:table-cell office:value-type="float" office:value="0" table:style-name="ce6">
            <text:p>0.00</text:p>
          </table:table-cell>
          <table:table-cell office:value-type="float" office:value="10.8" table:style-name="ce6">
            <text:p>10.80</text:p>
          </table:table-cell>
          <table:table-cell office:value-type="float" office:value="10.8" table:formula="msoxl:=(F98-E98)" table:style-name="ce6">
            <text:p>10.80</text:p>
          </table:table-cell>
          <table:table-cell office:value-type="date" office:date-value="2021-09-08T00:00:00" table:style-name="ce4">
            <text:p>8/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7503-12</text:p>
          </table:table-cell>
          <table:table-cell office:value-type="float" office:value="10.8" table:style-name="ce6">
            <text:p>10.80</text:p>
          </table:table-cell>
          <table:table-cell office:value-type="float" office:value="166.6" table:style-name="ce6">
            <text:p>166.60</text:p>
          </table:table-cell>
          <table:table-cell office:value-type="float" office:value="155.79999999999998" table:formula="msoxl:=(F99-E99)" table:style-name="ce6">
            <text:p>155.80</text:p>
          </table:table-cell>
          <table:table-cell office:value-type="date" office:date-value="2021-10-08T00:00:00" table:style-name="ce4">
            <text:p>8/1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8-05</text:p>
          </table:table-cell>
          <table:table-cell office:value-type="float" office:value="166.6" table:style-name="ce6">
            <text:p>166.60</text:p>
          </table:table-cell>
          <table:table-cell office:value-type="float" office:value="294.39999999999998" table:style-name="ce6">
            <text:p>294.40</text:p>
          </table:table-cell>
          <table:table-cell office:value-type="float" office:value="127.79999999999998" table:formula="msoxl:=(F100-E100)" table:style-name="ce6">
            <text:p>127.80</text:p>
          </table:table-cell>
          <table:table-cell office:value-type="string" table:style-name="ce4">
            <text:p>8/16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7503-02</text:p>
          </table:table-cell>
          <table:table-cell office:value-type="float" office:value="294.39999999999998" table:style-name="ce6">
            <text:p>294.40</text:p>
          </table:table-cell>
          <table:table-cell office:value-type="float" office:value="384.5" table:style-name="ce6">
            <text:p>384.50</text:p>
          </table:table-cell>
          <table:table-cell office:value-type="float" office:value="90.100000000000023" table:formula="msoxl:=(F101-E101)" table:style-name="ce6">
            <text:p>90.10</text:p>
          </table:table-cell>
          <table:table-cell office:value-type="string" table:style-name="ce4">
            <text:p>8/20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8818-09</text:p>
          </table:table-cell>
          <table:table-cell office:value-type="float" office:value="384.5" table:style-name="ce6">
            <text:p>384.50</text:p>
          </table:table-cell>
          <table:table-cell office:value-type="float" office:value="471" table:style-name="ce6">
            <text:p>471.00</text:p>
          </table:table-cell>
          <table:table-cell office:value-type="float" office:value="86.5" table:formula="msoxl:=(F102-E102)" table:style-name="ce6">
            <text:p>86.50</text:p>
          </table:table-cell>
          <table:table-cell office:value-type="string" table:style-name="ce4">
            <text:p>8/26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6</text:p>
          </table:table-cell>
          <table:table-cell office:value-type="string" table:style-name="ce2">
            <text:p>08818-09</text:p>
          </table:table-cell>
          <table:table-cell office:value-type="float" office:value="0" table:style-name="ce6">
            <text:p>0.00</text:p>
          </table:table-cell>
          <table:table-cell office:value-type="float" office:value="46.6" table:style-name="ce6">
            <text:p>46.60</text:p>
          </table:table-cell>
          <table:table-cell office:value-type="float" office:value="46.6" table:formula="msoxl:=(F104-E104)" table:style-name="ce6">
            <text:p>46.60</text:p>
          </table:table-cell>
          <table:table-cell office:value-type="date" office:date-value="2021-06-09T00:00:00" table:style-name="ce4">
            <text:p>9/6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04554B</text:p>
          </table:table-cell>
          <table:table-cell office:value-type="float" office:value="46.6" table:style-name="ce6">
            <text:p>46.60</text:p>
          </table:table-cell>
          <table:table-cell office:value-type="float" office:value="203.8" table:style-name="ce6">
            <text:p>203.80</text:p>
          </table:table-cell>
          <table:table-cell office:value-type="float" office:value="157.20000000000002" table:formula="msoxl:=(F105-E105)" table:style-name="ce6">
            <text:p>157.20</text:p>
          </table:table-cell>
          <table:table-cell office:value-type="date" office:date-value="2021-07-09T00:00:00" table:style-name="ce4">
            <text:p>9/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244B</text:p>
          </table:table-cell>
          <table:table-cell office:value-type="float" office:value="203.8" table:style-name="ce6">
            <text:p>203.80</text:p>
          </table:table-cell>
          <table:table-cell office:value-type="float" office:value="290.8" table:style-name="ce6">
            <text:p>290.80</text:p>
          </table:table-cell>
          <table:table-cell office:value-type="float" office:value="87" table:formula="msoxl:=(F106-E106)" table:style-name="ce6">
            <text:p>87.00</text:p>
          </table:table-cell>
          <table:table-cell office:value-type="date" office:date-value="2021-09-09T00:00:00" table:style-name="ce4">
            <text:p>9/9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2488B</text:p>
          </table:table-cell>
          <table:table-cell office:value-type="float" office:value="290.8" table:style-name="ce6">
            <text:p>290.80</text:p>
          </table:table-cell>
          <table:table-cell office:value-type="float" office:value="352.8" table:style-name="ce6">
            <text:p>352.80</text:p>
          </table:table-cell>
          <table:table-cell office:value-type="float" office:value="62" table:formula="msoxl:=(F107-E107)" table:style-name="ce6">
            <text:p>62.00</text:p>
          </table:table-cell>
          <table:table-cell office:value-type="string" table:style-name="ce4">
            <text:p>9/16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311B</text:p>
          </table:table-cell>
          <table:table-cell office:value-type="float" office:value="352.8" table:style-name="ce6">
            <text:p>352.80</text:p>
          </table:table-cell>
          <table:table-cell office:value-type="float" office:value="449.8" table:style-name="ce6">
            <text:p>449.80</text:p>
          </table:table-cell>
          <table:table-cell office:value-type="float" office:value="97" table:formula="msoxl:=(F108-E108)" table:style-name="ce6">
            <text:p>97.00</text:p>
          </table:table-cell>
          <table:table-cell office:value-type="string" table:style-name="ce4">
            <text:p>9/22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538B</text:p>
          </table:table-cell>
          <table:table-cell office:value-type="float" office:value="449.8" table:style-name="ce6">
            <text:p>449.80</text:p>
          </table:table-cell>
          <table:table-cell office:value-type="float" office:value="506.3" table:style-name="ce6">
            <text:p>506.30</text:p>
          </table:table-cell>
          <table:table-cell office:value-type="float" office:value="56.5" table:formula="msoxl:=(F109-E109)" table:style-name="ce6">
            <text:p>56.50</text:p>
          </table:table-cell>
          <table:table-cell office:value-type="string" table:style-name="ce4">
            <text:p>9/2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style-name="ro4">
          <table:table-cell/>
          <table:table-cell table:style-name="ce2"/>
          <table:table-cell office:value-type="string" table:style-name="ce3">
            <text:p>SDN2-590-017</text:p>
          </table:table-cell>
          <table:table-cell office:value-type="string" table:style-name="ce2">
            <text:p>45538B</text:p>
          </table:table-cell>
          <table:table-cell office:value-type="float" office:value="0" table:style-name="ce6">
            <text:p>0.00</text:p>
          </table:table-cell>
          <table:table-cell office:value-type="float" office:value="113.9" table:style-name="ce6">
            <text:p>113.90</text:p>
          </table:table-cell>
          <table:table-cell office:value-type="float" office:value="113.9" table:formula="msoxl:=(F111-E111)" table:style-name="ce6">
            <text:p>113.90</text:p>
          </table:table-cell>
          <table:table-cell office:value-type="date" office:date-value="2021-03-10T00:00:00" table:style-name="ce4">
            <text:p>10/3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325B</text:p>
          </table:table-cell>
          <table:table-cell office:value-type="float" office:value="113.9" table:style-name="ce6">
            <text:p>113.90</text:p>
          </table:table-cell>
          <table:table-cell office:value-type="float" office:value="224.9" table:style-name="ce6">
            <text:p>224.90</text:p>
          </table:table-cell>
          <table:table-cell office:value-type="float" office:value="111" table:formula="msoxl:=(F112-E112)" table:style-name="ce6">
            <text:p>111.00</text:p>
          </table:table-cell>
          <table:table-cell office:value-type="date" office:date-value="2021-05-10T00:00:00" table:style-name="ce4">
            <text:p>10/5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5326B</text:p>
          </table:table-cell>
          <table:table-cell office:value-type="float" office:value="224.9" table:style-name="ce6">
            <text:p>224.90</text:p>
          </table:table-cell>
          <table:table-cell office:value-type="float" office:value="454.3" table:style-name="ce6">
            <text:p>454.30</text:p>
          </table:table-cell>
          <table:table-cell office:value-type="float" office:value="229.4" table:formula="msoxl:=(F113-E113)" table:style-name="ce6">
            <text:p>229.40</text:p>
          </table:table-cell>
          <table:table-cell office:value-type="date" office:date-value="2021-07-10T00:00:00" table:style-name="ce4">
            <text:p>10/7/2021</text:p>
          </table:table-cell>
          <table:table-cell table:style-name="ce6"/>
          <table:table-cell table:number-columns-repeated="16375"/>
        </table:table-row>
        <table:table-row table:style-name="ro4">
          <table:table-cell/>
          <table:table-cell table:number-columns-repeated="2" table:style-name="ce2"/>
          <table:table-cell office:value-type="string" table:style-name="ce2">
            <text:p>43234B</text:p>
          </table:table-cell>
          <table:table-cell office:value-type="float" office:value="454.3" table:style-name="ce6">
            <text:p>454.30</text:p>
          </table:table-cell>
          <table:table-cell office:value-type="float" office:value="506.9" table:style-name="ce6">
            <text:p>506.90</text:p>
          </table:table-cell>
          <table:table-cell office:value-type="float" office:value="52.599999999999966" table:formula="msoxl:=(F114-E114)" table:style-name="ce6">
            <text:p>52.60</text:p>
          </table:table-cell>
          <table:table-cell office:value-type="string" table:style-name="ce4">
            <text:p>10/16/2021</text:p>
          </table:table-cell>
          <table:table-cell table:style-name="ce6"/>
          <table:table-cell table:number-columns-repeated="16375"/>
        </table:table-row>
        <table:table-row table:number-rows-repeated="5" table:style-name="ro4">
          <table:table-cell/>
          <table:table-cell table:number-columns-repeated="3" table:style-name="ce2"/>
          <table:table-cell table:number-columns-repeated="3" table:style-name="ce6"/>
          <table:table-cell table:style-name="ce4"/>
          <table:table-cell table:style-name="ce6"/>
          <table:table-cell table:number-columns-repeated="16375"/>
        </table:table-row>
        <table:table-row table:number-rows-repeated="1048457" table:style-name="ro4">
          <table:table-cell table:number-columns-repeated="16384"/>
        </table:table-row>
      </table:table>
      <table:table table:name="Sheet2" table:style-name="ta2">
        <table:table-column table:style-name="co6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6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ristine Ang</meta:initial-creator>
    <dc:creator>Bernel A. Antolijao</dc:creator>
    <meta:creation-date>2020-08-20T00:31:36Z</meta:creation-date>
    <dc:date>2021-11-05T05:28:56Z</dc:date>
    <meta:print-date>2020-09-03T09:19:50Z</meta:print-date>
  </office:meta>
</office:document-meta>
</file>